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4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gel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6">[Note: The number "4" is written in pencil and circled in the top right corner.]</text:p>
      <text:p text:style-name="P6"/>
      <text:p text:style-name="P8">[Hebrew] 94/</text:p>
      <text:p text:style-name="P7">A legend in connection with the drowning of/</text:p>
      <text:p text:style-name="P7">the Egyptians in the red sea--&amp; a disbelief in <text:span text:style-name="T2">angelic</text:span><text:span text:style-name="T4">/</text:span></text:p>
      <text:p text:style-name="P7"><text:span text:style-name="T4">angels' advocacy of peoples and countries./</text:span></text:p>
      <text:p text:style-name="P7"><text:span text:style-name="T4"/></text:p>
      <text:p text:style-name="P6"><text:span text:style-name="T4">[Page 1]</text:span></text:p>
      <text:p text:style-name="P6"><text:span text:style-name="T4">The legendary writings of the Rabbis, are choice gardens/ in which one may gather many a sweet flower. <text:s/>Contrasted/ with the intricate ways of the </text:span><text:span text:style-name="T5">Halechah</text:span><text:span text:style-name="T6">, where laws are laid/ down, the paths leading to the allegories of the Midrash,/ gain very much in their attractiveness. <text:s/>We may form an/ approximate idea of the pleasure, which those stories afforded/ the people at large, by an event that happened. <text:s/>Rabbi/ Chiy</text:span><text:span text:style-name="T7">á</text:span><text:span text:style-name="T8"> was a thorough master of the traditions of Judaism, as/ far as it regards the rules and regulations received from the/ fathers, or enlarged upon by the Sages, as a guide to Hebrew/ communities. <text:s/>One day he was lecturing at a place adjoining/ that of another Rabbi, whose </text:span><text:soft-page-break/><text:span text:style-name="T8">acquaintance with legends had/ made him </text:span><text:span text:style-name="T3">very</text:span><text:span text:style-name="T8"> notably popular, for Abbahu could entertain and instruct/ and enchain the minds of his hearers by anecdotes illustrating/ </text:span><text:span text:style-name="T3">a moral</text:span><text:span text:style-name="T8"> lessons </text:span><text:span text:style-name="T3">of</text:span><text:span text:style-name="T8"> which appealed to the </text:span><text:span text:style-name="T3">feelings</text:span><text:span text:style-name="T8"> sentiment</text:span><text:span text:style-name="T3">s</text:span><text:span text:style-name="T8">. <text:s/>On that occasion Rabbi Chiy</text:span><text:span text:style-name="T7">á</text:span><text:span text:style-name="T8"> suffered the/ mortification of seeing his audience gradually thin off </text:span><text:span text:style-name="T3">gradually</text:span><text:span text:style-name="T8"> and/ </text:span><text:span text:style-name="T3">swell</text:span><text:span text:style-name="T8"> increase the </text:span><text:span text:style-name="T3">number of the</text:span><text:span text:style-name="T8"> assemblage, </text:span><text:span text:style-name="T3">who</text:span><text:span text:style-name="T8"> that was listening to Rabbi/ Abbahu. <text:s/>The latter with a humility worthy of a Rabbi, tried/ to pacify his colleague by comparing his own lectures to/ cheap trinkets which find many buyers, whereas few only/ can Judge of the value of precious stones, to which he kindly com-/pared the traditional teachings of Rabbi Chiy</text:span><text:span text:style-name="T7">á</text:span><text:span text:style-name="T8">./</text:span></text:p>
      <text:p text:style-name="P6"><text:span text:style-name="T8"/></text:p>
      <text:p text:style-name="P6"><text:span text:style-name="T8">[Page 2]</text:span></text:p>
      <text:p text:style-name="P6"><text:span text:style-name="T8">Still, the words thus spoken were only a palliative to/ lessen the pain of wounded feelings. <text:s/>No wonder that the sore was not easily removed. <text:s/>The Talmudists them-/-selves agree that great preference was given to legendary/ tales, most especially in times of national sufferings and dire persecutions, when/ the mind was not capable of bending over the study of oral/ impartings and required a diversion acting likewise as a sooth-/-ing </text:span><text:span text:style-name="T3">comfort</text:span><text:span text:style-name="T8"> balm. <text:s/>Some of our predecessors attracted so much importance to Rabbinical/ legends that Oriental phraseology they were wont </text:span><text:span text:style-name="T3">said</text:span><text:span text:style-name="T8"> hyperbolically to say,/ to study our legendary literature is to </text:span><text:span text:style-name="T3">to</text:span><text:span text:style-name="T8"> learn how to under-/stand God [Hebrew]. <text:s/>But it must/ be confessed that the choice </text:span><text:span text:style-name="T3">of</text:span><text:span text:style-name="T8"> garden of flowers, which/ Midrashic learning decidedly is, has </text:span><text:span text:style-name="T3">a quantity of</text:span><text:span text:style-name="T8"> been encumbered with/ thorns and briars too often met among its fragrant roses. <text:s/>Already/ men, whose orthodoxy is above suspicion, deprecated/ the transmission in writing of some of the legends,/ calculated to lower the character of the Jewish religion./ <text:s/>Who could excell[sic!] Judah Hallevi in devotion to the Law/ and traditions? <text:s/>Scarcely any; nevertheless in </text:span><text:span text:style-name="T3">his</text:span><text:span text:style-name="T8"> the imaginary/ dialogue, </text:span><text:span text:style-name="T3">between</text:span><text:span text:style-name="T8"> where he introduces a Jewish Sage </text:span><text:span text:style-name="T3">and</text:span><text:span text:style-name="T8"> instructing the King of the/ Rasars, who had been converted to Judaism, our philosopher poet/ confesses that in the Talmud subjects have been </text:span><text:span text:style-name="T3">intro</text:span><text:span text:style-name="T8"> omitted/ </text:span><text:span text:style-name="T3">-duced</text:span><text:span text:style-name="T8">, which our reason </text:span><text:span text:style-name="T3">must reject</text:span><text:span text:style-name="T8"> cannot accept. <text:s/>He attributes/ that circumstance to an eager wish on the part of the/ disciples of the Sages to hand down what they had heard,/</text:span></text:p>
      <text:p text:style-name="P6"><text:span text:style-name="T8"/></text:p>
      <text:p text:style-name="P6"><text:span text:style-name="T8">[Page 3]</text:span></text:p>
      <text:p text:style-name="P6"><text:span text:style-name="T8">without seizing upon the sense of what their preceptors/ may have intended really to convey. <text:s/>I was reminded/ of that sensible remark of the immortal Andalusian on reading a legend connected/ with the great historical event, the anniversary of which/ Israelites celebrate at this season everywhere. <text:s/>It relates/ what follows: At the hour </text:span><text:span text:style-name="T3">that</text:span><text:span text:style-name="T8"> when God decreed </text:span><text:span text:style-name="T3">to let</text:span><text:span text:style-name="T8"> that the/ Egyptians must drown in the red sea, Uzza, the advocate of/ Mizraim, stood forth and addressed the Deity thus: Creator of the world./ <text:s/>Thou art </text:span><text:span text:style-name="T3">called</text:span><text:span text:style-name="T8"> known as the just and righteous Lord, the Lord who does not/ commit wrong nor shows partiality. <text:s/>Why then wilt/ thou punish with drowning beings that I </text:span><text:span text:style-name="T3">care for</text:span><text:span text:style-name="T8"> hold in my [?]? <text:s/>If/ they have tyrannized over Israel, the </text:span><text:span text:style-name="T3">freed</text:span><text:span text:style-name="T8"> slaves have </text:span><text:span text:style-name="T3">gone</text:span><text:span text:style-name="T8"> marched/ </text:span><text:span text:style-name="T3">forth free and</text:span><text:span text:style-name="T8"> to liberty enriched with what compensates for years/ of </text:span><text:span text:style-name="T3">y</text:span><text:span text:style-name="T8"> servitude. <text:s/>As he finished speaking, the Lord/ summoned together the whole hierarchy that peoples/ the heavens, and lay the case before it for decision./ <text:s/>The arguments adduced by the Lord in defense of His course/ was approved of </text:span><text:span text:style-name="T3">and</text:span><text:span text:style-name="T8"> by the assembled angels, &amp;, being pronounced Uzza's pleading faulty, </text:span><text:span text:style-name="T3">and</text:span><text:span text:style-name="T8"> he was dismissed./ <text:s/>But before retiring from the presence of the Lord,/ he petitioned for mercy on behalf of Egypt under/ his special protection. <text:s/>Immediately Gabriel arose and laying </text:span><text:span text:style-name="T3">a</text:span><text:span text:style-name="T8">/ at the foot of the Divine throne a brick the symbol of a rigorous serfdom, </text:span><text:span text:style-name="T3">he</text:span><text:span text:style-name="T8"> exclaimed:/</text:span></text:p>
      <text:p text:style-name="P6"><text:span text:style-name="T8"/></text:p>
      <text:p text:style-name="P6"><text:span text:style-name="T8">[Page 4]</text:span></text:p>
      <text:p text:style-name="P9"><text:span text:style-name="T10">Do</text:span><text:span text:style-name="T8"> Surely they do not deserve pity, who have pitilessly made a people/ work beyond the power of endurance? <text:s/>At that moment Justice prevailed over mercy./ <text:s/>Now, I have invited attention to that legend, simply to/ exemplify what I and many of my superiors hold true res-/-pecting the belief in Angelology. <text:s/>That the existence of an/ intermediate order of beings between man and God, cannot/ be denied, all </text:span><text:soft-page-break/><text:span text:style-name="T8">who have read the Bible attentively must admit,/ but it is also beyond doubt that in many instances the word/ "angel" applies to any object performing God's will, whe-/-ther in nature or in His dealings with nations. <text:s/>Too nume-/-rous would be the quotations by which I could support my/ assertion. <text:s/>Let two suffice. <text:s/>The psalmist in his grand delineation/ of God's handiwork says: [Hebrew]/ "He maketh the wind His angels," namely His messengers--/flaming fire His ministers." <text:s/>And in </text:span><text:span text:style-name="T10">Haggai</text:span><text:span text:style-name="T8"> the prophets we read [Hebrew]/ [Hebrew] "Haggai the angel of the Lord--/ meaning the messenger--said by a message of the Lord,/ I am with you quoth the Lord." <text:s/>Still, confessing/ that, without doing violence to the plain text of Holy/ Writ, we cannot explain away the Jewish belief in/ angels, as incidents in the life of the patriarchs, it is beyond doubt/ that not till comparatively later ages, have angelic beings received such active pro-/-minence as the legend which I have quoted </text:span><text:span text:style-name="T10">would</text:span><text:span text:style-name="T8"> seems to indicate./</text:span></text:p>
      <text:p text:style-name="P9"><text:span text:style-name="T8"/></text:p>
      <text:p text:style-name="P9"><text:span text:style-name="T8">[Page 5]</text:span></text:p>
      <text:p text:style-name="P9"><text:span text:style-name="T8">The Rabbis themselves have unequivocally stated that/ the origin of distinguishing angels by name, emanated/ from Babylon. <text:s/>It was during our ancestors' exile in Chal-/-dea that they learned to assign to angelic beings certain appellations </text:span><text:span text:style-name="T10">to</text:span><text:span text:style-name="T8">/ </text:span><text:span text:style-name="T10">angelic beings</text:span><text:span text:style-name="T8"> which they considered best fitting [Hebrew]/ [Hebrew]. <text:s/>In fact, it is only Daniel, who lived as a/ captive under the reign of Nebuchadnezzar and some of/ his royal successors, that attached proper names to angels. <text:s/>In his/ book we first read of Gabriel wand Michael figuring/ as superhuman creatures, friends to Israel. <text:s/>but the/ slightest knowledge of Hebrew will show that the names/ are simply connected with God in His acts or in His essence--/ Gabriel signifying God's man, or His herald doing His celes-/-tial wish, and Michael meaning "Who is like God"? <text:s/>What/ I deprecate </text:span><text:span text:style-name="T10">in</text:span><text:span text:style-name="T8"> is the acceptance of a theory that classifies an-/-gels and appoints to each the supervision or protection of/ particular peoples and countries. <text:s/>I deprecate it, as implied/ from the Midrash which I have cited, because to me it/ seems hostile to Mosaism, and derogatory of God's Omnipotence and Omnipresence./ <text:s/>In all humility I say it. <text:s/>I repel the notion, because/ it conflicts with my idea of pure Judaism, centering all/ powers in the One all ubiquitous; even the Keeper of Israel/ who neither slumbers nor sleeps. <text:s/>I repel it, and deem it/ wrong in the compilers of the Ashkenazic ritual, to have/</text:span></text:p>
      <text:p text:style-name="P9"><text:span text:style-name="T8"/></text:p>
      <text:p text:style-name="P9"><text:span text:style-name="T8">[Page 6]</text:span></text:p>
      <text:p text:style-name="P9"><text:span text:style-name="T8">introduced invocations, to angels as mediators between us/ contrary to the spirit of our Bible and our heavenly Custodian. <text:s/></text:span><text:span text:style-name="T10">Not</text:span><text:span text:style-name="T8"> They are met frequently in the old liturgy and notably in that of Rosh Hashanah </text:span><text:span text:style-name="T10">during</text:span><text:span text:style-name="T8"> in relation to the sounding of various notes of the Shofar. <text:s/></text:span><text:span text:style-name="T10"><text:s/>But not</text:span><text:span text:style-name="T8"> Not once do I meet that/ angels were prayed to by men who figure conspicuously/ in our </text:span><text:span text:style-name="T10">Bible</text:span><text:span text:style-name="T8"> scriptures, reading </text:span><text:span text:style-name="T10">it</text:span><text:span text:style-name="T8"> the sacred volumes from beginning to end. <text:s/>Search-/-ing through the prophets I </text:span><text:span text:style-name="T10">read</text:span><text:span text:style-name="T8"> find [Hebrew]/ [Hebrew]. <text:s/>"Turn unto </text:span><text:span text:style-name="T10">me</text:span><text:span text:style-name="T8"> Me and be saved,/ ye all the ends of the earth, for I am God and there/ is none else" and what Isaiah told us </text:span><text:span text:style-name="T10">in</text:span><text:span text:style-name="T8"> by the inspi-/-ration of the Supreme Ruler, is echoed forth through-/-out the writings of our Seers and psalmists. <text:s/>Daniel himself,/ in whose book angels play an important part, never im-/-plored their assistance, but he has left us a touching petition/ and confession before God alone, at the conclusion of which/ he tells us what follows: "While I was speaking and pray-/-ing and acknowledging my sin and the sin of my people/ Israel, and presenting my supplication before the Lord my/ </text:span><text:span text:style-name="T9">God</text:span><text:span text:style-name="T8">, for the holy mountain of my God; yea, while I was speaking in prayer, the man Ga-/-briel, whom I had seen in the vision at the beginning/ being made to fly swiftly, </text:span><text:span text:style-name="T10">touching</text:span><text:span text:style-name="T8"> touched me about/ the time of the evening oblation and instructed me and/ talked with me and said, O Daniel, I am now come/ forth to make thee skilful of understanding."/</text:span></text:p>
      <text:p text:style-name="P9"><text:span text:style-name="T8">Let us recall the Rabbinical commentary of a Scriptural passage/</text:span></text:p>
      <text:p text:style-name="P9"><text:span text:style-name="T8"/></text:p>
      <text:p text:style-name="P9"><text:span text:style-name="T8">[Page 7]</text:span></text:p>
      <text:p text:style-name="P9"><text:span text:style-name="T8">as embodied in the Haggadah or Seder [Hebrew]/ [Hebrew]/ "I will pass through the land of Egypt, I myself and not an/ angel, I will smite all the first born. <text:s/>I myself and not/ a seraph, on all the gods of </text:span><text:soft-page-break/><text:span text:style-name="T8">Egypt will I execute jud-/-gment. <text:s/>I myself and not a messenger, I am the Everlasting/ and none other is." <text:s/>What I have merely hinted at, Ger-/-man scholars have made the subject of profound research./ <text:s/>I </text:span><text:span text:style-name="T10">shall</text:span><text:span text:style-name="T8"> will not fatigue my hearers with further observations, and/ shall close with some remarks to the lad who has just reached/ his religious majori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4T14:30:29.84</meta:creation-date>
    <dc:date>2012-09-04T15:31:56.95</dc:date>
    <dc:creator>Penn Libraries</dc:creator>
    <meta:editing-duration>PT00H11M2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799" meta:character-count="11004"/>
  </office:meta>
</office:document-meta>
</file>